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9" office:value-type="date" office:date-value="2023-12-05" calcext:value-type="date">
            <text:p>2023/12/05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200" calcext:value-type="float">
            <text:p>200</text:p>
          </table:table-cell>
          <table:table-cell office:value-type="float" office:value="1604" calcext:value-type="float">
            <text:p>1,604.0</text:p>
          </table:table-cell>
          <table:table-cell office:value-type="float" office:value="1614" calcext:value-type="float">
            <text:p>1,614.0</text:p>
          </table:table-cell>
          <table:table-cell table:number-columns-repeated="16378"/>
        </table:table-row>
        <table:table-row table:style-name="ro1">
          <table:table-cell office:value-type="date" office:date-value="2023-12-05" calcext:value-type="date">
            <text:p>2023/12/05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500" calcext:value-type="float">
            <text:p>500</text:p>
          </table:table-cell>
          <table:table-cell office:value-type="float" office:value="866.23" calcext:value-type="float">
            <text:p>866.2</text:p>
          </table:table-cell>
          <table:table-cell office:value-type="float" office:value="876.2" calcext:value-type="float">
            <text:p>876.2</text:p>
          </table:table-cell>
          <table:table-cell table:number-columns-repeated="16378"/>
        </table:table-row>
        <table:table-row table:style-name="ro2">
          <table:table-cell table:style-name="ce19" office:value-type="date" office:date-value="2023-12-05" calcext:value-type="date">
            <text:p>2023/12/05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300" calcext:value-type="float">
            <text:p>3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6" calcext:value-type="float">
            <text:p>626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table:style-name="ce19" office:value-type="date" office:date-value="2023-12-05" calcext:value-type="date">
            <text:p>2023/12/05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71" calcext:value-type="float">
            <text:p>771.0</text:p>
          </table:table-cell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office:value-type="date" office:date-value="2023-12-05" calcext:value-type="date">
            <text:p>2023/12/05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400" calcext:value-type="float">
            <text:p>400</text:p>
          </table:table-cell>
          <table:table-cell office:value-type="float" office:value="1355.62" calcext:value-type="float">
            <text:p>1,355.6</text:p>
          </table:table-cell>
          <table:table-cell office:value-type="float" office:value="1366" calcext:value-type="float">
            <text:p>1,366.0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office:value-type="date" office:date-value="2023-12-05" calcext:value-type="date">
            <text:p>2023/12/05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55.6" calcext:value-type="float">
            <text:p>1,255.6</text:p>
          </table:table-cell>
          <table:table-cell office:value-type="float" office:value="1266" calcext:value-type="float">
            <text:p>1,266.0</text:p>
          </table:table-cell>
          <table:table-cell table:style-name="ce10"/>
          <table:table-cell table:number-columns-repeated="16377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00/00/00</text:date>, <text:time style:data-style-name="N2" text:time-value="04:28:21.13806931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5T04:40:12.237872945</dc:date>
    <meta:editing-duration>P7DT10H53M17S</meta:editing-duration>
    <meta:editing-cycles>1108</meta:editing-cycles>
    <meta:document-statistic meta:table-count="3" meta:cell-count="1665" meta:object-count="0"/>
  </office:meta>
</office:document-meta>
</file>